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 style:list-style-name="L2"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 style:list-style-name="L3"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sori:</text:p>
      <text:list xml:id="list7165051401880345164" text:style-name="L1">
        <text:list-item>
          <text:p text:style-name="P3">Sensore di temperatura;</text:p>
        </text:list-item>
        <text:list-item>
          <text:p text:style-name="P3">Sensore di umidità;</text:p>
        </text:list-item>
        <text:list-item>
          <text:p text:style-name="P3">Sensore di inquinamento;</text:p>
        </text:list-item>
        <text:list-item>
          <text:p text:style-name="P3">Sensore di ionizzazione;</text:p>
        </text:list-item>
        <text:list-item>
          <text:p text:style-name="P3">Sensore di vento;</text:p>
        </text:list-item>
        <text:list-item>
          <text:p text:style-name="P3">Sensore di pressione;</text:p>
        </text:list-item>
        <text:list-item>
          <text:p text:style-name="P3">Fotocamera (con attacco USB); (preferibile ad una videocamera)</text:p>
        </text:list-item>
        <text:list-item>
          <text:p text:style-name="P3">Localizzatore GPS;</text:p>
        </text:list-item>
      </text:list>
      <text:p text:style-name="P2"/>
      <text:p text:style-name="P6">Arduino:</text:p>
      <text:list xml:id="list2211859619588277943" text:style-name="L2">
        <text:list-item>
          <text:p text:style-name="P4">Arduino UNO;</text:p>
        </text:list-item>
        <text:list-item>
          <text:p text:style-name="P4">Shield (GPS)/GSM/GPRS; <text:s/><text:tab/>SIM908 (conGPS)<text:tab/>SIM900 (senza GPS)</text:p>
        </text:list-item>
      </text:list>
      <text:p text:style-name="P2"/>
      <text:p text:style-name="P2"/>
      <text:p text:style-name="P6">Attuatori:</text:p>
      <text:list xml:id="list4185943747981149048" text:style-name="L3">
        <text:list-item>
          <text:p text:style-name="P5">Ventola di raffreddamen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1S</meta:editing-duration>
    <meta:editing-cycles>4</meta:editing-cycles>
    <meta:generator>OpenOffice.org/3.4.1$Win32 OpenOffice.org_project/341m1$Build-9593</meta:generator>
    <dc:date>2013-05-31T17:07:22.32</dc:date>
    <dc:creator>Mattew </dc:creator>
    <meta:document-statistic meta:table-count="0" meta:image-count="0" meta:object-count="0" meta:page-count="1" meta:paragraph-count="14" meta:word-count="54" meta:character-count="342"/>
    <meta:user-defined meta:name="Info 1"/>
    <meta:user-defined meta:name="Info 2"/>
    <meta:user-defined meta:name="Info 3"/>
    <meta:user-defined meta:name="Info 4"/>
  </office:meta>
</office:document-meta>
</file>